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00g / 17.5oz Strong white bread flour</text:p>
      <text:p text:style-name="Standard">310g / 310mls / 11oz Lukewarm water</text:p>
      <text:p text:style-name="Standard">2tsp / 7g Instant or active dried yeast, if using fresh yeast 20g</text:p>
      <text:p text:style-name="Standard">1 tbls / 15g Vegetable oil</text:p>
      <text:p text:style-name="Standard">1tsp / 8g Salt</text:p>
      <text:p text:style-name="Standard"/>
      <text:p text:style-name="Standard">Add all of the ingredients to a bowl or stand mixer. If your using a mixer use the dough hook attachment and mix for 10 minutes. Place the processed dough in a lightly greased bowl, cover and allow proving for at least 1 hour, this time may vary depending on the temperature of your kitchen.</text:p>
      <text:p text:style-name="Standard"/>
      <text:p text:style-name="Standard">Grease 1 large or 2 baking trays. </text:p>
      <text:p text:style-name="Standard"/>
      <text:p text:style-name="Standard">After the first proof, divide the dough into 8 pieces, roll each piece into a ball and allow the balls to rest for 5 minutes. After the 5 minutes shape each dough ball into discs and evenly space the on your trays. Sprinkle a little flour over the rolls and cover with a lightweight dry cloth and allow proving for however long it took for your first proving. When there is only 10 minutes left on the rise, preheat you oven to 355°F.</text:p>
      <text:p text:style-name="Standard"/>
      <text:p text:style-name="Standard">After the rolls have risen sprinkle with a little more flour and get them straight into the preheated oven and set your timer for 16 minutes. When baked place the rolls on a wire rack and allow to cool for 30 minutes.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08T19:50:00.794903370</dc:date>
    <meta:editing-duration>PT3M26S</meta:editing-duration>
    <meta:editing-cycles>1</meta:editing-cycles>
    <meta:document-statistic meta:table-count="0" meta:image-count="0" meta:object-count="0" meta:page-count="1" meta:paragraph-count="9" meta:word-count="224" meta:character-count="1156" meta:non-whitespace-character-count="938"/>
  </office:meta>
</office:document-meta>
</file>